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258ba3"/>
    </style:style>
    <style:style style:name="P3" style:family="paragraph" style:parent-style-name="Standard">
      <style:text-properties fo:font-weight="bold" officeooo:paragraph-rsid="00258ba3" style:font-weight-asian="bold" style:font-weight-complex="bold"/>
    </style:style>
    <style:style style:name="P4" style:family="paragraph" style:parent-style-name="Standard">
      <style:text-properties fo:font-weight="bold" officeooo:rsid="00258ba3" officeooo:paragraph-rsid="00258ba3" style:font-weight-asian="bold" style:font-weight-complex="bold"/>
    </style:style>
    <style:style style:name="P5" style:family="paragraph" style:parent-style-name="Standard">
      <style:text-properties officeooo:paragraph-rsid="0052bed6"/>
    </style:style>
    <style:style style:name="P6" style:family="paragraph" style:parent-style-name="Standard">
      <style:text-properties officeooo:rsid="00316266" officeooo:paragraph-rsid="00316266"/>
    </style:style>
    <style:style style:name="P7" style:family="paragraph" style:parent-style-name="Standard">
      <style:text-properties fo:font-weight="bold" officeooo:rsid="00316266" officeooo:paragraph-rsid="00316266" style:font-weight-asian="bold" style:font-weight-complex="bold"/>
    </style:style>
    <style:style style:name="P8" style:family="paragraph" style:parent-style-name="Standard">
      <style:text-properties fo:font-weight="bold" officeooo:rsid="003f325a" officeooo:paragraph-rsid="003f325a" style:font-weight-asian="bold" style:font-weight-complex="bold"/>
    </style:style>
    <style:style style:name="P9" style:family="paragraph" style:parent-style-name="Standard">
      <style:text-properties officeooo:rsid="003f325a" officeooo:paragraph-rsid="003f325a"/>
    </style:style>
    <style:style style:name="P10" style:family="paragraph" style:parent-style-name="Standard">
      <style:text-properties officeooo:rsid="00412963" officeooo:paragraph-rsid="00729ded"/>
    </style:style>
    <style:style style:name="P11" style:family="paragraph" style:parent-style-name="Standard">
      <style:text-properties officeooo:rsid="007e425c" officeooo:paragraph-rsid="007e425c"/>
    </style:style>
    <style:style style:name="P12" style:family="paragraph" style:parent-style-name="Standard">
      <style:text-properties fo:font-weight="bold" officeooo:rsid="007e425c" officeooo:paragraph-rsid="00831635" style:font-weight-asian="bold" style:font-weight-complex="bold"/>
    </style:style>
    <style:style style:name="P13" style:family="paragraph" style:parent-style-name="Standard">
      <style:text-properties officeooo:rsid="00831635" officeooo:paragraph-rsid="00831635"/>
    </style:style>
    <style:style style:name="P14" style:family="paragraph" style:parent-style-name="Standard">
      <style:text-properties officeooo:rsid="009410cd" officeooo:paragraph-rsid="009410cd"/>
    </style:style>
    <style:style style:name="P15" style:family="paragraph" style:parent-style-name="Standard">
      <style:text-properties officeooo:rsid="008f9010" officeooo:paragraph-rsid="008f9010"/>
    </style:style>
    <style:style style:name="P16" style:family="paragraph" style:parent-style-name="Standard">
      <style:text-properties officeooo:rsid="0098f3af" officeooo:paragraph-rsid="0098f3af"/>
    </style:style>
    <style:style style:name="P17" style:family="paragraph" style:parent-style-name="Standard">
      <style:text-properties fo:font-weight="bold" officeooo:rsid="00412963" officeooo:paragraph-rsid="0098f3af" style:font-weight-asian="bold" style:font-weight-complex="bold"/>
    </style:style>
    <style:style style:name="P18" style:family="paragraph" style:parent-style-name="Standard">
      <style:text-properties officeooo:rsid="00412963" officeooo:paragraph-rsid="0098f3af"/>
    </style:style>
    <style:style style:name="P19" style:family="paragraph" style:parent-style-name="Standard">
      <style:text-properties officeooo:rsid="0098f3af" officeooo:paragraph-rsid="00bd9778"/>
    </style:style>
    <style:style style:name="P20" style:family="paragraph" style:parent-style-name="Standard">
      <style:text-properties officeooo:rsid="0098f3af" officeooo:paragraph-rsid="00bf78a7"/>
    </style:style>
    <style:style style:name="P21" style:family="paragraph" style:parent-style-name="Standard">
      <style:text-properties officeooo:rsid="00412963" officeooo:paragraph-rsid="00412963"/>
    </style:style>
    <style:style style:name="P22" style:family="paragraph" style:parent-style-name="Standard">
      <style:text-properties officeooo:rsid="00c48a9a" officeooo:paragraph-rsid="00c48a9a"/>
    </style:style>
    <style:style style:name="T1" style:family="text">
      <style:text-properties officeooo:rsid="00258ba3"/>
    </style:style>
    <style:style style:name="T2" style:family="text">
      <style:text-properties officeooo:rsid="00539175"/>
    </style:style>
    <style:style style:name="T3" style:family="text">
      <style:text-properties officeooo:rsid="0042c7f9"/>
    </style:style>
    <style:style style:name="T4" style:family="text">
      <style:text-properties officeooo:rsid="004494ae"/>
    </style:style>
    <style:style style:name="T5" style:family="text">
      <style:text-properties officeooo:rsid="0026f41a"/>
    </style:style>
    <style:style style:name="T6" style:family="text">
      <style:text-properties officeooo:rsid="0045ec0a"/>
    </style:style>
    <style:style style:name="T7" style:family="text">
      <style:text-properties officeooo:rsid="0052bed6"/>
    </style:style>
    <style:style style:name="T8" style:family="text">
      <style:text-properties officeooo:rsid="005be26d"/>
    </style:style>
    <style:style style:name="T9" style:family="text">
      <style:text-properties officeooo:rsid="0054249e"/>
    </style:style>
    <style:style style:name="T10" style:family="text">
      <style:text-properties officeooo:rsid="0059ba49"/>
    </style:style>
    <style:style style:name="T11" style:family="text">
      <style:text-properties officeooo:rsid="005b6636"/>
    </style:style>
    <style:style style:name="T12" style:family="text">
      <style:text-properties officeooo:rsid="005bd343"/>
    </style:style>
    <style:style style:name="T13" style:family="text">
      <style:text-properties officeooo:rsid="005bfaec"/>
    </style:style>
    <style:style style:name="T14" style:family="text">
      <style:text-properties officeooo:rsid="0063d44b"/>
    </style:style>
    <style:style style:name="T15" style:family="text">
      <style:text-properties officeooo:rsid="00297819"/>
    </style:style>
    <style:style style:name="T16" style:family="text">
      <style:text-properties officeooo:rsid="002a714f"/>
    </style:style>
    <style:style style:name="T17" style:family="text">
      <style:text-properties officeooo:rsid="002e9ba4"/>
    </style:style>
    <style:style style:name="T18" style:family="text">
      <style:text-properties officeooo:rsid="002b397c"/>
    </style:style>
    <style:style style:name="T19" style:family="text">
      <style:text-properties officeooo:rsid="002a9add"/>
    </style:style>
    <style:style style:name="T20" style:family="text">
      <style:text-properties officeooo:rsid="002f8b58"/>
    </style:style>
    <style:style style:name="T21" style:family="text">
      <style:text-properties officeooo:rsid="006b3965"/>
    </style:style>
    <style:style style:name="T22" style:family="text">
      <style:text-properties officeooo:rsid="00322a44"/>
    </style:style>
    <style:style style:name="T23" style:family="text">
      <style:text-properties officeooo:rsid="006b6f61"/>
    </style:style>
    <style:style style:name="T24" style:family="text">
      <style:text-properties officeooo:rsid="006d290a"/>
    </style:style>
    <style:style style:name="T25" style:family="text">
      <style:text-properties officeooo:rsid="006f2d64"/>
    </style:style>
    <style:style style:name="T26" style:family="text">
      <style:text-properties officeooo:rsid="0036d0e1"/>
    </style:style>
    <style:style style:name="T27" style:family="text">
      <style:text-properties officeooo:rsid="0033f450"/>
    </style:style>
    <style:style style:name="T28" style:family="text">
      <style:text-properties officeooo:rsid="00350824"/>
    </style:style>
    <style:style style:name="T29" style:family="text">
      <style:text-properties officeooo:rsid="003857ad"/>
    </style:style>
    <style:style style:name="T30" style:family="text">
      <style:text-properties officeooo:rsid="0038dcaf"/>
    </style:style>
    <style:style style:name="T31" style:family="text">
      <style:text-properties officeooo:rsid="003aa629"/>
    </style:style>
    <style:style style:name="T32" style:family="text">
      <style:text-properties officeooo:rsid="003b7da0"/>
    </style:style>
    <style:style style:name="T33" style:family="text">
      <style:text-properties officeooo:rsid="003d2558"/>
    </style:style>
    <style:style style:name="T34" style:family="text">
      <style:text-properties officeooo:rsid="004f08f1"/>
    </style:style>
    <style:style style:name="T35" style:family="text">
      <style:text-properties officeooo:rsid="00661a41"/>
    </style:style>
    <style:style style:name="T36" style:family="text">
      <style:text-properties officeooo:rsid="00568fe7"/>
    </style:style>
    <style:style style:name="T37" style:family="text">
      <style:text-properties officeooo:rsid="004f96b1"/>
    </style:style>
    <style:style style:name="T38" style:family="text">
      <style:text-properties officeooo:rsid="004e496b"/>
    </style:style>
    <style:style style:name="T39" style:family="text">
      <style:text-properties officeooo:rsid="00546995"/>
    </style:style>
    <style:style style:name="T40" style:family="text">
      <style:text-properties officeooo:rsid="0054ddf2"/>
    </style:style>
    <style:style style:name="T41" style:family="text">
      <style:text-properties officeooo:rsid="0067d8f2"/>
    </style:style>
    <style:style style:name="T42" style:family="text">
      <style:text-properties officeooo:rsid="005860c8"/>
    </style:style>
    <style:style style:name="T43" style:family="text">
      <style:text-properties officeooo:rsid="0067f066"/>
    </style:style>
    <style:style style:name="T44" style:family="text">
      <style:text-properties officeooo:rsid="005d5b8c"/>
    </style:style>
    <style:style style:name="T45" style:family="text">
      <style:text-properties officeooo:rsid="005eb522"/>
    </style:style>
    <style:style style:name="T46" style:family="text">
      <style:text-properties officeooo:rsid="005f6b7e"/>
    </style:style>
    <style:style style:name="T47" style:family="text">
      <style:text-properties officeooo:rsid="006130fd"/>
    </style:style>
    <style:style style:name="T48" style:family="text">
      <style:text-properties officeooo:rsid="0068dfc0"/>
    </style:style>
    <style:style style:name="T49" style:family="text">
      <style:text-properties officeooo:rsid="00692acb"/>
    </style:style>
    <style:style style:name="T50" style:family="text">
      <style:text-properties officeooo:rsid="006ada37"/>
    </style:style>
    <style:style style:name="T51" style:family="text">
      <style:text-properties officeooo:rsid="00729ded"/>
    </style:style>
    <style:style style:name="T52" style:family="text">
      <style:text-properties officeooo:rsid="007400e5"/>
    </style:style>
    <style:style style:name="T53" style:family="text">
      <style:text-properties officeooo:rsid="007561b5"/>
    </style:style>
    <style:style style:name="T54" style:family="text">
      <style:text-properties officeooo:rsid="00771c7b"/>
    </style:style>
    <style:style style:name="T55" style:family="text">
      <style:text-properties officeooo:rsid="007a9753"/>
    </style:style>
    <style:style style:name="T56" style:family="text">
      <style:text-properties officeooo:rsid="007c49ca"/>
    </style:style>
    <style:style style:name="T57" style:family="text">
      <style:text-properties officeooo:rsid="007f250b"/>
    </style:style>
    <style:style style:name="T58" style:family="text">
      <style:text-properties officeooo:rsid="007f6f05"/>
    </style:style>
    <style:style style:name="T59" style:family="text">
      <style:text-properties officeooo:rsid="0080e2d9"/>
    </style:style>
    <style:style style:name="T60" style:family="text">
      <style:text-properties officeooo:rsid="00831635"/>
    </style:style>
    <style:style style:name="T61" style:family="text">
      <style:text-properties officeooo:rsid="00847871"/>
    </style:style>
    <style:style style:name="T62" style:family="text">
      <style:text-properties officeooo:rsid="0084ce66"/>
    </style:style>
    <style:style style:name="T63" style:family="text">
      <style:text-properties officeooo:rsid="0086ac61"/>
    </style:style>
    <style:style style:name="T64" style:family="text">
      <style:text-properties officeooo:rsid="0086ddf6"/>
    </style:style>
    <style:style style:name="T65" style:family="text">
      <style:text-properties officeooo:rsid="0087abcb"/>
    </style:style>
    <style:style style:name="T66" style:family="text">
      <style:text-properties officeooo:rsid="008ab9dc"/>
    </style:style>
    <style:style style:name="T67" style:family="text">
      <style:text-properties officeooo:rsid="008aeb83"/>
    </style:style>
    <style:style style:name="T68" style:family="text">
      <style:text-properties officeooo:rsid="008efabd"/>
    </style:style>
    <style:style style:name="T69" style:family="text">
      <style:text-properties officeooo:rsid="008c7845"/>
    </style:style>
    <style:style style:name="T70" style:family="text">
      <style:text-properties officeooo:rsid="008d9198"/>
    </style:style>
    <style:style style:name="T71" style:family="text">
      <style:text-properties officeooo:rsid="009620e2"/>
    </style:style>
    <style:style style:name="T72" style:family="text">
      <style:text-properties officeooo:rsid="0097996c"/>
    </style:style>
    <style:style style:name="T73" style:family="text">
      <style:text-properties officeooo:rsid="00a8334e"/>
    </style:style>
    <style:style style:name="T74" style:family="text">
      <style:text-properties officeooo:rsid="00a9709f"/>
    </style:style>
    <style:style style:name="T75" style:family="text">
      <style:text-properties officeooo:rsid="00aa4e4a"/>
    </style:style>
    <style:style style:name="T76" style:family="text">
      <style:text-properties officeooo:rsid="00ac1b7e"/>
    </style:style>
    <style:style style:name="T77" style:family="text">
      <style:text-properties officeooo:rsid="0090f363"/>
    </style:style>
    <style:style style:name="T78" style:family="text">
      <style:text-properties officeooo:rsid="009225cb"/>
    </style:style>
    <style:style style:name="T79" style:family="text">
      <style:text-properties officeooo:rsid="00928458"/>
    </style:style>
    <style:style style:name="T80" style:family="text">
      <style:text-properties officeooo:rsid="00932962"/>
    </style:style>
    <style:style style:name="T81" style:family="text">
      <style:text-properties officeooo:rsid="0098f3af"/>
    </style:style>
    <style:style style:name="T82" style:family="text">
      <style:text-properties officeooo:rsid="009a8a8f"/>
    </style:style>
    <style:style style:name="T83" style:family="text">
      <style:text-properties officeooo:rsid="009bd3fe"/>
    </style:style>
    <style:style style:name="T84" style:family="text">
      <style:text-properties officeooo:rsid="009c8bb0"/>
    </style:style>
    <style:style style:name="T85" style:family="text">
      <style:text-properties officeooo:rsid="009dc901"/>
    </style:style>
    <style:style style:name="T86" style:family="text">
      <style:text-properties officeooo:rsid="009ddd11"/>
    </style:style>
    <style:style style:name="T87" style:family="text">
      <style:text-properties officeooo:rsid="009e97bf"/>
    </style:style>
    <style:style style:name="T88" style:family="text">
      <style:text-properties officeooo:rsid="00aff3bf"/>
    </style:style>
    <style:style style:name="T89" style:family="text">
      <style:text-properties officeooo:rsid="00b269a5"/>
    </style:style>
    <style:style style:name="T90" style:family="text">
      <style:text-properties officeooo:rsid="00ae1177"/>
    </style:style>
    <style:style style:name="T91" style:family="text">
      <style:text-properties officeooo:rsid="00b31683"/>
    </style:style>
    <style:style style:name="T92" style:family="text">
      <style:text-properties officeooo:rsid="00bab285"/>
    </style:style>
    <style:style style:name="T93" style:family="text">
      <style:text-properties officeooo:rsid="00c08a09"/>
    </style:style>
    <style:style style:name="T94" style:family="text">
      <style:text-properties officeooo:rsid="00c26d76"/>
    </style:style>
    <style:style style:name="T95" style:family="text">
      <style:text-properties officeooo:rsid="00c394aa"/>
    </style:style>
    <style:style style:name="T96" style:family="text">
      <style:text-properties officeooo:rsid="00a19b43"/>
    </style:style>
    <style:style style:name="T97" style:family="text">
      <style:text-properties officeooo:rsid="00a0daa1"/>
    </style:style>
    <style:style style:name="T98" style:family="text">
      <style:text-properties officeooo:rsid="00a356f6"/>
    </style:style>
    <style:style style:name="T99" style:family="text">
      <style:text-properties officeooo:rsid="00a4e860"/>
    </style:style>
    <style:style style:name="T100" style:family="text">
      <style:text-properties officeooo:rsid="00b8f760"/>
    </style:style>
    <style:style style:name="T101" style:family="text">
      <style:text-properties officeooo:rsid="00b958a7"/>
    </style:style>
    <style:style style:name="T102" style:family="text">
      <style:text-properties officeooo:rsid="00aceb55"/>
    </style:style>
    <style:style style:name="T103" style:family="text">
      <style:text-properties officeooo:rsid="00b4c269"/>
    </style:style>
    <style:style style:name="T104" style:family="text">
      <style:text-properties officeooo:rsid="00b6b569"/>
    </style:style>
    <style:style style:name="T105" style:family="text">
      <style:text-properties officeooo:rsid="00c682c1"/>
    </style:style>
    <style:style style:name="T106" style:family="text">
      <style:text-properties officeooo:rsid="00c5eff0"/>
    </style:style>
    <style:style style:name="T107" style:family="text">
      <style:text-properties officeooo:rsid="00c6c3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4 Assignment</text:p>
      <text:p text:style-name="Standard">February 18, 2025</text:p>
      <text:p text:style-name="Standard"/>
      <text:p text:style-name="Standard">1.</text:p>
      <text:p text:style-name="Standard">For each of the 5 ranges; Connectivity, Link Protocol, Transport,<text:line-break/>Session/Communication, and Data Aggregation/Processing, select one (1)<text:line-break/>protocol from each which you are unfamiliar with and do the following:<text:line-break/>Research the protocol and tell me a bit about it, things like: what frequency band<text:line-break/>does it operate at, what transmission rates are supported, what distance is it<text:line-break/>suitable for, what devices might it support, and more. Go into a fair bit of detail,<text:line-break/>more than what pops up on the first Google search. There should be a total of 5<text:line-break/>protocols discussed. 3-4 paragraphs for each protocol is good.</text:p>
      <text:p text:style-name="Standard"/>
      <text:p text:style-name="P1">Connectivity: OBD2</text:p>
      <text:p text:style-name="Standard"/>
      <text:p text:style-name="Standard">An OBD2 connection uses a 16 pin connector most often in automotive applications to read vehicle diagnostics and interact with the onboard computer. Commonly the connector uses the CAN protocol (ISO 15765-4) though there are other ISO and SAE standards used with different pin layouts. The CAN protocol has a baud rate of 250k or 500k to communicate over 2 CAN pins at a peak of 1 Mbps. The protocol is used in emissions testing and engine tuning, and for reading error codes in diagnostics. </text:p>
      <text:p text:style-name="Standard"/>
      <text:p text:style-name="Standard">OBD2 is usually a wired connection though an adapter like an OBD2 reader can use Bluetooth or Wifi to send data wirelessly over 2.4 Ghz to a device like a phone with an app to read codes and data in real time, or dedicated wired/wireless receivers. This makes OBD2 a short range communication connector, typically within a few feet of the vehicle. </text:p>
      <text:p text:style-name="Standard"/>
      <text:p text:style-name="P2">There may be security concerns with an unsecured wireless OBD2 reader attached to a vehicle, allowing private vehicle data to be captured which can be used in a replay attack, or the connection could be used to inject commands to the onboard computer.</text:p>
      <text:p text:style-name="P3"/>
      <text:p text:style-name="P4">Link Protocol: Zigbee</text:p>
      <text:p text:style-name="P2"/>
      <text:p text:style-name="P5"><text:span text:style-name="T1">Zigbee operates </text:span><text:span text:style-name="T2">with the </text:span><text:span text:style-name="T1">wireless standard IEEE 802.15.4 to create a </text:span><text:span text:style-name="T3">PAN (personal area network) </text:span><text:span text:style-name="T4">as a </text:span><text:span text:style-name="T1">mesh network where nodes </text:span><text:span text:style-name="T5">are deployed to </text:span><text:span text:style-name="T1">pass messages and extend the </text:span><text:span text:style-name="T6">reach of the</text:span><text:span text:style-name="T1"> network. </text:span><text:span text:style-name="T2">Zigbee</text:span><text:span text:style-name="T7"> is a stack from the physical, networking, and application layers as an end to end solution </text:span><text:span text:style-name="T8">such as </text:span><text:span text:style-name="T2">for </text:span><text:span text:style-name="T9">home automation </text:span><text:span text:style-name="T2">devices </text:span><text:span text:style-name="T9">like smart devices </text:span><text:span text:style-name="T2">and sensors. </text:span><text:span text:style-name="T10">Typically the Zigbee stack isn’t intended to </text:span><text:span text:style-name="T11">put the devices on the Interne</text:span><text:span text:style-name="T12">t, </text:span><text:span text:style-name="T13">but allows local communication </text:span><text:span text:style-name="T14">organized through Zigbee gateway like devices called coordinators</text:span><text:span text:style-name="T13">.</text:span></text:p>
      <text:p text:style-name="P5"/>
      <text:p text:style-name="P5"><text:span text:style-name="T15">End devices are usually low powered </text:span><text:span text:style-name="T16">like IoT devices that communicate over </text:span><text:span text:style-name="T17">ISM (Industrial, Scientific, Medicine) frequencies like </text:span><text:span text:style-name="T16">2.4 Ghz for 250 Kbps </text:span><text:span text:style-name="T18">data rate </text:span><text:span text:style-name="T16">or some sub Ghz bands depending on the location, such as 915 Mhz </text:span><text:span text:style-name="T19">for 40 Kbps in the US. </text:span><text:span text:style-name="T20">Some of the channels available to Zigbee do not line up with common Wifi 2.4 Ghz channels, ensuring that there are some bands with less interference for Zigbee to conduct its low power transmissions. </text:span></text:p>
      <text:p text:style-name="P2"/>
      <text:p text:style-name="P6">The low power &lt;100 mW transmissions travel similar to Wifi distances <text:span text:style-name="T21">on 2.4 Ghz</text:span>, up to 100 feet, though some clear line of sight transmission could <text:span text:style-name="T22">cover more distance </text:span><text:span text:style-name="T23">and sub Ghz </text:span><text:span text:style-name="T24">could carry </text:span><text:span text:style-name="T25">signal </text:span><text:soft-page-break/><text:span text:style-name="T24">half a mile</text:span><text:span text:style-name="T22">. </text:span><text:span text:style-name="T26">End devices </text:span><text:span text:style-name="T27">can hop nodes to reach their destination in the mesh net</text:span><text:span text:style-name="T28">work </text:span><text:span text:style-name="T26">to cover any distance the mesh can reach</text:span><text:span text:style-name="T28">. </text:span><text:span text:style-name="T26">For example lights </text:span><text:span text:style-name="T29">systems, industrial sensors, or roaming trackers can report status or data to the network. </text:span><text:span text:style-name="T30">These transmissions can be secured with AES-128 encryption </text:span><text:span text:style-name="T31">to prevent unauthorized reads when the data hops from node to node. </text:span><text:span text:style-name="T32">Using Zigbee securely requires a well implemented key management </text:span><text:span text:style-name="T33">system </text:span><text:span text:style-name="T32">as well as security patching on the end devices and nodes. </text:span></text:p>
      <text:p text:style-name="P7"/>
      <text:p text:style-name="P8">Transport: 6LoWPAN</text:p>
      <text:p text:style-name="P9"/>
      <text:p text:style-name="P10">IPv6 over Low Power Wireless Personal Area Network is <text:span text:style-name="T34">a link </text:span>protocol that uses IPv6 packets over a low power wireless network to create a PAN (personal area network). <text:span text:style-name="T35">6LoWPAN, like t</text:span><text:span text:style-name="T36">he </text:span>Zigbee <text:span text:style-name="T37">stack </text:span><text:span text:style-name="T35">can also </text:span><text:span text:style-name="T36">use </text:span><text:span text:style-name="T38">the IEEE 802.15.4 wireless standard, </text:span><text:span text:style-name="T39">but 6LoWPAN </text:span><text:span text:style-name="T40">uses standard gateways to adapt IPv6 </text:span><text:span text:style-name="T41">connectivity</text:span><text:span text:style-name="T40"> for low powered </text:span><text:span text:style-name="T42">or resource constrained </text:span><text:span text:style-name="T40">devices. </text:span><text:span text:style-name="T43">This </text:span><text:span text:style-name="T44">enables </text:span><text:span text:style-name="T45">these devices and sensors to connect to the Internet, where the use of IPv6 is intended to </text:span><text:span text:style-name="T46">help addres</text:span><text:span text:style-name="T47">sing</text:span><text:span text:style-name="T46"> concerns for the large number of devices that are being added to the Internet </text:span><text:span text:style-name="T48">through IoT</text:span><text:span text:style-name="T46">. </text:span></text:p>
      <text:p text:style-name="P10"/>
      <text:p text:style-name="P10"><text:span text:style-name="T49">6LoWPAN can operate through different wireless protocols like IEEE 802.15.4 like Zigbee, or Bluetooth, Wifi, or sub Ghz </text:span><text:span text:style-name="T50">since it is a protocol on top of an existing physical networking. </text:span><text:span text:style-name="T51">This means that the distances are similar to Zigbee, where the </text:span><text:span text:style-name="T52">2.4 Ghz bands can carry about 100 feet, bluetooth and other protocols could carry </text:span><text:span text:style-name="T53">signal </text:span><text:span text:style-name="T54">up to half that </text:span><text:span text:style-name="T52">distance, or sub Ghz could carry about half a mile. </text:span><text:span text:style-name="T55">It also supports mesh networking for messages to hop </text:span><text:span text:style-name="T56">between nodes, and uses strategies like compression and fragmentation to make it more efficient for low power devices to process packets. </text:span></text:p>
      <text:p text:style-name="P10"/>
      <text:p text:style-name="P11">Since 6LoWPAN enables Internet connectivity on resource limited devices, processing encryption can be intensive and <text:span text:style-name="T57">higher security methods </text:span><text:span text:style-name="T58">and protocols </text:span><text:span text:style-name="T57">could be </text:span>constrained. <text:span text:style-name="T59">Typically 6LoWPAN is used on similar devices to Zigbee like environmental monitors, industrial applications, smart agriculture products, and home automation. </text:span></text:p>
      <text:p text:style-name="P11"/>
      <text:p text:style-name="P12">Session/Communication: <text:span text:style-name="T60">MQTT </text:span></text:p>
      <text:p text:style-name="P12"/>
      <text:p text:style-name="P13">Message Querying Telemetry Transport is a publish/subscribe messaging protocol that operates on top of an existing physical/network <text:span text:style-name="T61">stack </text:span><text:span text:style-name="T62">over TCP/IP to coordinate messages between clients via a centralized broker. MQTT is often used on high latency or otherwise unreliable networks to </text:span><text:span text:style-name="T63">try and send small payloads efficiently. For example MQTT might be deployed in an agriculture setting </text:span><text:span text:style-name="T64">with a weak </text:span><text:span text:style-name="T65">existing network </text:span><text:span text:style-name="T63">for sensors to publish data that a dashboard would subscribe to. </text:span><text:span text:style-name="T66">The minimal overhead and pub/sub protocol helps ensure that the limited devices and network are still able to </text:span><text:span text:style-name="T67">relay and receive messages whereas a </text:span><text:span text:style-name="T68">something like </text:span><text:span text:style-name="T69">Zigbee </text:span><text:span text:style-name="T70">experiencing </text:span><text:span text:style-name="T67">intermittent dropouts could cause lost messag</text:span><text:span text:style-name="T69">es.</text:span></text:p>
      <text:p text:style-name="P13"/>
      <text:p text:style-name="P14">Since MQTT can be used on a variety of networks, <text:span text:style-name="T71">including Wifi, cellular, and satellite connections. T</text:span>he bands and distances vary with the implementation but the typical size of payloads are bytes to kilobytes in size <text:span text:style-name="T72">typically </text:span><text:span text:style-name="T71">using intermittent or low data rate connections. </text:span><text:span text:style-name="T73">This low overhead and small payload </text:span><text:span text:style-name="T74">are useful to </text:span><text:span text:style-name="T75">ensure message delivery, </text:span><text:span text:style-name="T76">but create problems for encryption which may increase the resource usage on small low powered devices or create additional overhead.</text:span></text:p>
      <text:p text:style-name="P13"/>
      <text:p text:style-name="P15">While MQTT is well suited for small payloads, large feeds <text:span text:style-name="T77">like a video or file transmission </text:span>would be divided into chunks that would increase overhead and <text:span text:style-name="T77">add latency. </text:span><text:span text:style-name="T78">Transport for video would require low latency and is usually done over UDP which does not require confirmation that packets get delivered. So these types of uses go against the benefits that MQTT can provide to the right payloads and would probably overwhelm the network or brokers. </text:span><text:span text:style-name="T79">An MQTT solution might be to initiate a video </text:span><text:soft-page-break/><text:span text:style-name="T79">feed over a different protocol if a motion sensor is triggered, for example, where the events </text:span><text:span text:style-name="T80">and metadata </text:span><text:span text:style-name="T79">are reported over the Message protocol. </text:span></text:p>
      <text:p text:style-name="P16"/>
      <text:p text:style-name="P17">Data Aggregation/Processing: <text:span text:style-name="T81">Apache Kafka</text:span></text:p>
      <text:p text:style-name="P18"/>
      <text:p text:style-name="P19">Kafka is a distributed event streaming platform used for high throughput data applications. <text:span text:style-name="T82">Compared to MQTT which has low overhead and can be used on low quality networks, Kafka is </text:span><text:span text:style-name="T83">meant for </text:span><text:span text:style-name="T84">continuous </text:span><text:span text:style-name="T83">large volumes of data to be processed in parallel. </text:span><text:span text:style-name="T85">It is also a pub/sub </text:span><text:span text:style-name="T86">model like MQTT but differs in the scale of data being processed at any given time. </text:span></text:p>
      <text:p text:style-name="P19"/>
      <text:p text:style-name="P20"><text:span text:style-name="T87">While K</text:span><text:span text:style-name="T86">afka </text:span><text:span text:style-name="T87">could </text:span><text:span text:style-name="T86">be deployed in a limited </text:span><text:span text:style-name="T87">data situation like MQTT</text:span><text:span text:style-name="T86">, </text:span><text:span text:style-name="T87">it </text:span><text:span text:style-name="T86">would provide </text:span><text:span text:style-name="T87">the most </text:span><text:span text:style-name="T86">benefit to cloud environments, or for on site data processing. </text:span><text:span text:style-name="T88">And </text:span><text:span text:style-name="T89">unlike </text:span><text:span text:style-name="T90">MQTT, Kafka </text:span><text:span text:style-name="T91">uses </text:span><text:span text:style-name="T90">a distributed log of events </text:span><text:span text:style-name="T88">enabling persistence of the events and records. </text:span><text:span text:style-name="T92">While payloads in MQTT might be bytes to kilobytes, Kafka could handle messages several megabytes large.</text:span><text:span text:style-name="T88"> </text:span><text:span text:style-name="T93">Kafka could work in an agriculture setting with several distributed sensors and process them effectively, but a more realistic use would be </text:span><text:span text:style-name="T94">lots of messages created continuously like a social media platform </text:span><text:span text:style-name="T95">where messages are brokered between producers and client feeds. </text:span></text:p>
      <text:p text:style-name="P20"/>
      <text:p text:style-name="P20"><text:span text:style-name="T96">K</text:span><text:span text:style-name="T97">afka </text:span><text:span text:style-name="T90">can handle slightly </text:span><text:span text:style-name="T97">large</text:span><text:span text:style-name="T90">r</text:span><text:span text:style-name="T97"> payloads </text:span><text:span text:style-name="T90">and </text:span><text:span text:style-name="T96">more secure methods of encryption </text:span><text:span text:style-name="T98">since limiting overhead is less of a resource concern on </text:span><text:span text:style-name="T99">the brokers </text:span><text:span text:style-name="T100">and higher powered devices that might be </text:span><text:span text:style-name="T101">generating large amounts of messages</text:span><text:span text:style-name="T99">. </text:span><text:span text:style-name="T90">However l</text:span><text:span text:style-name="T102">ower powered devices may not be capable of the </text:span><text:span text:style-name="T90">high throughput Kafka is intended for. </text:span><text:span text:style-name="T103">MQTT is still more efficient for small scale deployments and battery powered devices. </text:span><text:span text:style-name="T90">Millions of messages per second could be passing through Kafka, </text:span><text:span text:style-name="T88">making </text:span><text:span text:style-name="T104">it </text:span><text:span text:style-name="T88">a large scale solution. </text:span></text:p>
      <text:p text:style-name="P21"/>
      <text:p text:style-name="P2"/>
      <text:p text:style-name="Standard">2.</text:p>
      <text:p text:style-name="Standard">Now that you’re familiar with some of the new IoT-specific protocols, let’s look<text:line-break/>at them from a security perspective. From the same diagram, choose one (1)<text:line-break/>familiar and one (1) unfamiliar protocol. Detail any ”cyber” attack that is<text:line-break/>currently known against each of the protocols. Once complete, compare and<text:line-break/>contrast how attacks against IoT protocols are similar to, or different from,<text:line-break/>enterprise/legacy IT and OT/ICS network protocols. This should be 3-4<text:line-break/>paragraphs for each protocol.</text:p>
      <text:p text:style-name="Standard"/>
      <text:p text:style-name="P22">Comparing Bluetooth and Zigbee, Bluetooth is in much wider use so threats against Bluetooth devices have a much larger threat target. There are common avenues for Bluetooth attacks like default or easy to guess pairing PINs, <text:span text:style-name="T105">and </text:span><text:span text:style-name="T106">low levels of encryption that can be sniffed and cracked, and </text:span><text:span text:style-name="T105">since these devices </text:span><text:span text:style-name="T106">are often used in public, sniffing can be performed passively </text:span><text:span text:style-name="T107">on a large amount of devices at once</text:span><text:span text:style-name="T106">. </text:span></text:p>
      <text:p text:style-name="Standard"/>
      <text:p text:style-name="Standard">3.</text:p>
      <text:p text:style-name="Standard"/>
      <text:p text:style-name="Standard">DO node red first flow</text:p>
      <text:p text:style-name="Standard"/>
      <text:p text:style-name="Standard">4.</text:p>
      <text:p text:style-name="Standard">Describe how<text:line-break/>you would use NODE-Red in an IoT application. You are free to hook it<text:line-break/>to ANY device you want to accomplish any task you want. Describe how<text:line-break/><text:soft-page-break/>you connected NODE-Red to your sensor using API’s and talk about which<text:line-break/>NODE-Red components you would use to accomplish it. Explain what you<text:line-break/>are trying to solve or accomplish with your IoT application.</text:p>
      <text:p text:style-name="Standard"/>
      <text:p text:style-name="Standard"/>
      <text:p text:style-name="Standard">Sources</text:p>
      <text:p text:style-name="Standard"/>
      <text:p text:style-name="Standard">CAN protocols</text:p>
      <text:p text:style-name="Standard"><text:a xlink:type="simple" xlink:href="https://cdn.standards.iteh.ai/samples/67245/caab5ce7ee9b41f8a2f59d60c812c0f7/ISO-15765-4-2016.pdf" text:style-name="Internet_20_link" text:visited-style-name="Visited_20_Internet_20_Link">https://cdn.standards.iteh.ai/samples/67245/caab5ce7ee9b41f8a2f59d60c812c0f7/ISO-15765-4-2016.pdf</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8T16:57:39.389497000</meta:creation-date>
    <dc:date>2025-02-19T18:29:30.435368000</dc:date>
    <meta:editing-duration>PT5H31M35S</meta:editing-duration>
    <meta:editing-cycles>148</meta:editing-cycles>
    <meta:generator>LibreOffice/25.2.0.3$MacOSX_AARCH64 LibreOffice_project/e1cf4a87eb02d755bce1a01209907ea5ddc8f069</meta:generator>
    <meta:document-statistic meta:table-count="0" meta:image-count="0" meta:object-count="0" meta:page-count="4" meta:paragraph-count="36" meta:word-count="1588" meta:character-count="9824" meta:non-whitespace-character-count="8259"/>
  </office:meta>
</office:document-meta>
</file>